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2030C8B21A.png"/>
  <manifest:file-entry manifest:media-type="image/png" manifest:full-path="Pictures/100002010000002000000020881FE841.png"/>
  <manifest:file-entry manifest:media-type="image/png" manifest:full-path="Pictures/100002010000002000000020A7FE3CA0.png"/>
  <manifest:file-entry manifest:media-type="image/png" manifest:full-path="Pictures/100002010000002000000020CDA80965.png"/>
  <manifest:file-entry manifest:media-type="image/png" manifest:full-path="Pictures/1000020100000020000000200E363270.png"/>
  <manifest:file-entry manifest:media-type="image/png" manifest:full-path="Pictures/100002010000002000000020FF92FE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4.075cm"/>
    </style:style>
    <style:style style:name="Tableau1.B" style:family="table-column">
      <style:table-column-properties style:column-width="12.938cm"/>
    </style:style>
    <style:style style:name="Tableau1.A1" style:family="table-cell">
      <style:table-cell-properties fo:padding="0.049cm" fo:border="0.002cm solid #000000"/>
    </style:style>
    <style:style style:name="Tableau2" style:family="table">
      <style:table-properties style:width="17.013cm" fo:margin-left="0cm" table:align="left"/>
    </style:style>
    <style:style style:name="Tableau2.A" style:family="table-column">
      <style:table-column-properties style:column-width="4.974cm"/>
    </style:style>
    <style:style style:name="Tableau2.B" style:family="table-column">
      <style:table-column-properties style:column-width="12.039cm"/>
    </style:style>
    <style:style style:name="Tableau2.A1" style:family="table-cell">
      <style:table-cell-properties fo:padding="0.049cm" fo:border="0.002cm solid #000000"/>
    </style:style>
    <style:style style:name="Tableau3" style:family="table">
      <style:table-properties style:width="17cm" table:align="margins"/>
    </style:style>
    <style:style style:name="Tableau3.A" style:family="table-column">
      <style:table-column-properties style:column-width="3.399cm" style:rel-column-width="13106*"/>
    </style:style>
    <style:style style:name="Tableau3.E" style:family="table-column">
      <style:table-column-properties style:column-width="3.401cm" style:rel-column-width="13111*"/>
    </style:style>
    <style:style style:name="Tableau3.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T1"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guide_de_developpement"/>C<text:bookmark-end text:name="guide_de_developpement"/>onstruire son module</text:h>
      <text:h text:style-name="Heading_20_3" text:outline-level="3"><text:bookmark-start text:name="introduction"/>Introduction<text:bookmark-end text:name="introduction"/></text:h>
      <text:p text:style-name="Text_20_body">définitions, vocabulaire, principes généraux, architecture &amp; composants d'une application</text:p>
      <text:p text:style-name="Text_20_body">Ce guide a pour objectif de proposer aux développeurs un cadre dans lequel ils peuvent développer et maintenir un module Dynacase.</text:p>
      <text:p text:style-name="Text_20_body">Ce guide défini les processus et les outils à utiliser pour créer son module. Il ne va pas définir techniquement l'usage des outils à utiliser mais fournira des liens sur les documentations nécessaires à la maîtrise de ces outils. </text:p>
      <text:h text:style-name="Heading_20_5" text:outline-level="5"><text:bookmark-start text:name="vocabulaire"/>Vocabulaire :<text:bookmark-end text:name="vocabulaire"/></text:h>
      <table:table table:name="Tableau1" table:style-name="Tableau1">
        <table:table-column table:style-name="Tableau1.A"/>
        <table:table-column table:style-name="Tableau1.B"/>
        <table:table-row>
          <table:table-cell table:style-name="Tableau1.A1" office:value-type="string">
            <text:p text:style-name="P1"/>
          </table:table-cell>
          <table:table-cell table:style-name="Tableau1.A1" office:value-type="string">
            <text:p text:style-name="Table_20_Heading">Définition </text:p>
          </table:table-cell>
        </table:table-row>
        <table:table-row>
          <table:table-cell table:style-name="Tableau1.A1" office:value-type="string">
            <text:p text:style-name="Table_20_Heading">module </text:p>
          </table:table-cell>
          <table:table-cell table:style-name="Tableau1.A1" office:value-type="string">
            <text:p text:style-name="P1">Un module Dynacase contient la définition et l'ensemble des éléments nécessaires au fonctionnement de zéro, une ou plusieurs applications. Elle contient la définition et l'ensemble des éléments nécessaires (cycle de vie, profil, ….) à l'utilisation de zéro, une ou plusieurs familles. </text:p>
          </table:table-cell>
        </table:table-row>
        <table:table-row>
          <table:table-cell table:style-name="Tableau1.A1" office:value-type="string">
            <text:p text:style-name="Table_20_Heading">application </text:p>
          </table:table-cell>
          <table:table-cell table:style-name="Tableau1.A1" office:value-type="string">
            <text:p text:style-name="P1">Une application Dynacase permet de couvrir une fonctionnalité spécifique au système documentaire (exemple: gestion des utilisateurs, administration des contrôle qualité). Une application utilise souvent une ou plusieurs familles de document afin de réaliser leurs fonctions. <text:line-break/>Une application Dynacase est composée de une à plusieurs actions. Une application possède généralement une interface principale qui permet d'accéder à l'ensemble des actions nécessaires à l'application. Une application est accessible directement par une url directe et est considéré comme autonome vis-à-vis d'autre application.</text:p>
          </table:table-cell>
        </table:table-row>
        <table:table-row>
          <table:table-cell table:style-name="Tableau1.A1" office:value-type="string">
            <text:p text:style-name="Table_20_Heading">action </text:p>
          </table:table-cell>
          <table:table-cell table:style-name="Tableau1.A1" office:value-type="string">
            <text:p text:style-name="P1">Une action Dynacase réalise une fonction d'une application. Cette action reçoit des paramètres, réalise un traitement et retourne le résultat de ce traitement. L'action Dynacase est composée de deux parties : le traitement et la représentation du résultat du traitement. Chacune de ses deux parties est optionnelle mais il en faut au moins une des deux. Le traitement est réalisé à l'aide d'une fonction PHP qui utilise des fonctions de l'API Dynacase. La représentation est réalisée à l'aide d'un template (appelé aussi layout). Ce template permet de réaliser des sorties HTML avec des parties dynamiques.</text:p>
          </table:table-cell>
        </table:table-row>
        <table:table-row>
          <table:table-cell table:style-name="Tableau1.A1" office:value-type="string">
            <text:p text:style-name="Table_20_Heading">interface </text:p>
          </table:table-cell>
          <table:table-cell table:style-name="Tableau1.A1" office:value-type="string">
            <text:p text:style-name="P1">L'interface Dynacase est la représentation d'une action.</text:p>
          </table:table-cell>
        </table:table-row>
        <table:table-row>
          <table:table-cell table:style-name="Tableau1.A1" office:value-type="string">
            <text:p text:style-name="Table_20_Heading">template, layout </text:p>
          </table:table-cell>
          <table:table-cell table:style-name="Tableau1.A1" office:value-type="string">
            <text:p text:style-name="P1">le template est le modèle de représentation. Ce modèle est généralement du HTML avec des parties dynamiques qui sont construite dans le traitement de l'action. Ce modèle peut aussi être n'importe de n'importe quel type ascii tel que csv ou xml. <text:line-break/>Le seul modèle binaire possible est le format openDocumentText. Ce type de modèle permet d'avoir des représentations utilisables pour des besoins d'impressions.<text:line-break/><text:soft-page-break/>Ces modèles sont utilisés pour les représentations des actions et aussi pour les vues de documents</text:p>
          </table:table-cell>
        </table:table-row>
        <table:table-row>
          <table:table-cell table:style-name="Tableau1.A1" office:value-type="string">
            <text:p text:style-name="Table_20_Heading">zone </text:p>
          </table:table-cell>
          <table:table-cell table:style-name="Tableau1.A1" office:value-type="string">
            <text:p text:style-name="P1">Une zone Dynacase est une action qui ne peut pas être appelée directement depuis l'interface principale. Une zone peut être considéré comme un fragment d'action. Sa représentation est souvent un fragment HTML (le contenu d'une DIV ou d'une TABLE). La zone est réutilisable dans différentes représentations d'actions. Elle permet de réutiliser des fragments d'interfaces dans les différentes interfaces de haut niveau. Une zone peut elle aussi faire référence à d'autres zones. On peut ainsi assembler des interfaces avec des niveaux différents réutilisable.</text:p>
          </table:table-cell>
        </table:table-row>
        <table:table-row>
          <table:table-cell table:style-name="Tableau1.A1" office:value-type="string">
            <text:p text:style-name="Table_20_Heading">document </text:p>
          </table:table-cell>
          <table:table-cell table:style-name="Tableau1.A1" office:value-type="string">
            <text:p text:style-name="P1">Le document Dynacase contient un ensemble structuré d'informations. <text:line-break/>Il peut être associé à un cycle de vie et porte ses propres paramètres de sécurité d'accès.<text:line-break/>Un document est toujours associé à une famille de document. </text:p>
          </table:table-cell>
        </table:table-row>
        <table:table-row>
          <table:table-cell table:style-name="Tableau1.A1" office:value-type="string">
            <text:p text:style-name="Table_20_Heading">attribut </text:p>
          </table:table-cell>
          <table:table-cell table:style-name="Tableau1.A1" office:value-type="string">
            <text:p text:style-name="P1">Un attribut de document défini un type syntaxique (texte, nombre, date, …) ainsi que son emplacement dans la structure d'information du document. </text:p>
          </table:table-cell>
        </table:table-row>
        <table:table-row>
          <table:table-cell table:style-name="Tableau1.A1" office:value-type="string">
            <text:p text:style-name="Table_20_Heading">famille </text:p>
          </table:table-cell>
          <table:table-cell table:style-name="Tableau1.A1" office:value-type="string">
            <text:p text:style-name="P1">La famille permet de donner une unité à un ensemble de document de même type sémantique (compte-rendu, facture, client, recette de cuisine,…). La famille défini la structure de l'information qui sera commune à l'ensemble des documents de cette famille. Cette structure est composée d'attributs du document.<text:line-break/>Elle défini aussi les règles de sécurités d'accès et l'accès au cycle de vie.</text:p>
          </table:table-cell>
        </table:table-row>
        <table:table-row>
          <table:table-cell table:style-name="Tableau1.A1" office:value-type="string">
            <text:p text:style-name="Table_20_Heading">vues </text:p>
          </table:table-cell>
          <table:table-cell table:style-name="Tableau1.A1" office:value-type="string">
            <text:p text:style-name="P1">Une vue de document désigne un représentation de celui-ci. Cette vue est généralement associé à un template qui lui confère un aspect particulier. Une permet aussi masquer ou de démasquer un ou plusieurs attributs du documents.</text:p>
          </table:table-cell>
        </table:table-row>
        <table:table-row>
          <table:table-cell table:style-name="Tableau1.A1" office:value-type="string">
            <text:p text:style-name="Table_20_Heading">fichier </text:p>
          </table:table-cell>
          <table:table-cell table:style-name="Tableau1.A1" office:value-type="string">
            <text:p text:style-name="P1">Le fichier est un type d'attribut particulier. La famille peut déclarer un ensemble d'attribut “fichier” . Le fichier n'est nullement obligatoire dans la définition d'un document. L'accès au fichier ainsi que son contrôle d'accès se fait toujours au travers du document. Les fichiers peuvent se retrouver dans des attribut tel que : “annexes”, “esquisse du modèle”, “photographie”.</text:p>
          </table:table-cell>
        </table:table-row>
        <table:table-row>
          <table:table-cell table:style-name="Tableau1.A1" office:value-type="string">
            <text:p text:style-name="Table_20_Heading">cycle de vie </text:p>
          </table:table-cell>
          <table:table-cell table:style-name="Tableau1.A1" office:value-type="string">
            <text:p text:style-name="P1">Le cycle de vie définit l'ensemble des activités à réaliser, les états et transitions possibles du documents. Un cycle peut être associé à un document; dans ce cas le document est soumis aux contrôles imposé par le cycle. à chaque changement d'état, l'ancien état du document est conservé afin de tracer et de pouvoir voir les informations des états précédents.</text:p>
          </table:table-cell>
        </table:table-row>
        <table:table-row>
          <table:table-cell table:style-name="Tableau1.A1" office:value-type="string">
            <text:p text:style-name="Table_20_Heading">profil </text:p>
          </table:table-cell>
          <table:table-cell table:style-name="Tableau1.A1" office:value-type="string">
            <text:p text:style-name="P1">Le profil d'un document décrit une matrice de droits. Les droits les plus usuel sont 'voir','modifier', 'supprimer'. Pour chacun des ces droits, le profil défini quels groupes d'utilisateurs ou quels utilisateurs en particulier ont cette habilitation. Les droits des groupes sont propagés automatiquement sur les membres de groupes et des éventuels sous-groupes.<text:line-break/>Le même profil peut être partagé par plusieurs documents. Cela <text:soft-page-break/>permet de modifier plus facilement les accès à un ensembles de document de même niveau de sécurité. Généralement, un même profil est partagé par les documents d'une même famille.</text:p>
          </table:table-cell>
        </table:table-row>
      </table:table>
      <text:h text:style-name="Heading_20_4" text:outline-level="4"><text:bookmark-start text:name="description_de_l_espace_de_developpement_type"/>Description de l'espace de développement type<text:bookmark-end text:name="description_de_l_espace_de_developpement_type"/></text:h>
      <text:p text:style-name="Text_20_body">Pour développer un module Dynacase, un répertoire contenant les différents fichiers de configuration est nécessaire. Ce répertoire sera nommé “répertoire source”.. II contient l'ensemble des éléments nécessaire à la publication du module afin de réaliser des tests unitaires et à la création de fichier d'exportation au format “webinst” nécessaire à une installation par dynacase-control.</text:p>
      <text:h text:style-name="Heading_20_5" text:outline-level="5"><text:bookmark-start text:name="hierarchie_des_repertoires"/>hiérarchie des répertoires<text:bookmark-end text:name="hierarchie_des_repertoires"/></text:h>
      <text:p text:style-name="Text_20_body">Initialisation de la hiérarchie de répertoire pour la création d'un module mono application.</text:p>
      <text:p text:style-name="Text_20_body">On récupère une archive et on lance le programme d'initialisation (demande de nom du module et de l'application). </text:p>
      <table:table table:name="Tableau2" table:style-name="Tableau2">
        <table:table-column table:style-name="Tableau2.A"/>
        <table:table-column table:style-name="Tableau2.B"/>
        <table:table-row>
          <table:table-cell table:style-name="Tableau2.A1" office:value-type="string">
            <text:p text:style-name="Table_20_Heading">Fichier/répertoire </text:p>
          </table:table-cell>
          <table:table-cell table:style-name="Tableau2.A1" office:value-type="string">
            <text:p text:style-name="Table_20_Heading">Description </text:p>
          </table:table-cell>
        </table:table-row>
        <table:table-row>
          <table:table-cell table:style-name="Tableau2.A1" office:value-type="string">
            <text:p text:style-name="P1"><draw:frame draw:style-name="fr1" draw:name="images1" text:anchor-type="as-char" svg:width="0.847cm" svg:height="0.847cm" draw:z-index="0"><draw:image xlink:href="Pictures/1000020100000020000000200E363270.png" xlink:type="simple" xlink:show="embed" xlink:actuate="onLoad"/></draw:frame>&lt;APP&gt;_app</text:p>
          </table:table-cell>
          <table:table-cell table:style-name="Tableau2.A1" office:value-type="string">
            <text:p text:style-name="P1">Fichier de description de l'application ainsi que les définitions des différentes actions possibles<text:note text:id="ftn2" text:note-class="footnote"><text:note-citation>1</text:note-citation><text:note-body><text:p text:style-name="Footnote">Voir chapitre "Créer une nouvelle application"</text:p></text:note-body></text:note> </text:p>
          </table:table-cell>
        </table:table-row>
        <table:table-row>
          <table:table-cell table:style-name="Tableau2.A1" office:value-type="string">
            <text:p text:style-name="P1"><draw:frame draw:style-name="fr1" draw:name="1" text:anchor-type="as-char" svg:width="0.847cm" svg:height="0.847cm" draw:z-index="1"><draw:image xlink:href="Pictures/1000020100000020000000200E363270.png" xlink:type="simple" xlink:show="embed" xlink:actuate="onLoad"/></draw:frame>&lt;APP&gt;_init.php.in</text:p>
          </table:table-cell>
          <table:table-cell table:style-name="Tableau2.A1" office:value-type="string">
            <text:p text:style-name="P1">Fichier de description des paramètres de l'application.</text:p>
          </table:table-cell>
        </table:table-row>
        <table:table-row>
          <table:table-cell table:style-name="Tableau2.A1" office:value-type="string">
            <text:p text:style-name="P1"><draw:frame draw:style-name="fr1" draw:name="2" text:anchor-type="as-char" svg:width="0.847cm" svg:height="0.847cm" draw:z-index="2"><draw:image xlink:href="Pictures/100002010000002000000020881FE841.png" xlink:type="simple" xlink:show="embed" xlink:actuate="onLoad"/></draw:frame>&lt;APP&gt;_fr.po</text:p>
          </table:table-cell>
          <table:table-cell table:style-name="Tableau2.A1" office:value-type="string">
            <text:p text:style-name="P1">Catalogue des traductions pour le français</text:p>
          </table:table-cell>
        </table:table-row>
        <table:table-row>
          <table:table-cell table:style-name="Tableau2.A1" office:value-type="string">
            <text:p text:style-name="P1"><draw:frame draw:style-name="fr1" draw:name="3" text:anchor-type="as-char" svg:width="0.847cm" svg:height="0.847cm" draw:z-index="3"><draw:image xlink:href="Pictures/100002010000002000000020881FE841.png" xlink:type="simple" xlink:show="embed" xlink:actuate="onLoad"/></draw:frame>&lt;APP&gt;_en.po</text:p>
          </table:table-cell>
          <table:table-cell table:style-name="Tableau2.A1" office:value-type="string">
            <text:p text:style-name="P1">Catalogue des traductions pour l'anglais</text:p>
          </table:table-cell>
        </table:table-row>
        <table:table-row>
          <table:table-cell table:style-name="Tableau2.A1" office:value-type="string">
            <text:p text:style-name="P1"><draw:frame draw:style-name="fr1" draw:name="4" text:anchor-type="as-char" svg:width="0.847cm" svg:height="0.847cm" draw:z-index="4"><draw:image xlink:href="Pictures/100002010000002000000020FF92FEEA.png" xlink:type="simple" xlink:show="embed" xlink:actuate="onLoad"/></draw:frame>&lt;APP&gt;_post</text:p>
          </table:table-cell>
          <table:table-cell table:style-name="Tableau2.A1" office:value-type="string">
            <text:p text:style-name="P1">Fichier de description des post-traitemement à effectuer lors de l'installation ou la mise à jour</text:p>
          </table:table-cell>
        </table:table-row>
        <table:table-row>
          <table:table-cell table:style-name="Tableau2.A1" office:value-type="string">
            <text:p text:style-name="P1"><draw:frame draw:style-name="fr1" draw:name="5" text:anchor-type="as-char" svg:width="0.847cm" svg:height="0.847cm" draw:z-index="5"><draw:image xlink:href="Pictures/100002010000002000000020A7FE3CA0.png" xlink:type="simple" xlink:show="embed" xlink:actuate="onLoad"/></draw:frame>info.xml.in</text:p>
          </table:table-cell>
          <table:table-cell table:style-name="Tableau2.A1" office:value-type="string">
            <text:p text:style-name="P1">Fichier de description du module</text:p>
          </table:table-cell>
        </table:table-row>
        <table:table-row>
          <table:table-cell table:style-name="Tableau2.A1" office:value-type="string">
            <text:p text:style-name="P1"><draw:frame draw:style-name="fr1" draw:name="6" text:anchor-type="as-char" svg:width="0.847cm" svg:height="0.847cm" draw:z-index="6"><draw:image xlink:href="Pictures/100002010000002000000020CDA80965.png" xlink:type="simple" xlink:show="embed" xlink:actuate="onLoad"/></draw:frame>configure.in</text:p>
          </table:table-cell>
          <table:table-cell table:style-name="Tableau2.A1" office:value-type="string">
            <text:p text:style-name="P1">Fichier de configuration servant à générer le fichier configure qui servira à générer les fichiers résultats à partir des fichiers .in</text:p>
          </table:table-cell>
        </table:table-row>
        <table:table-row>
          <table:table-cell table:style-name="Tableau2.A1" office:value-type="string">
            <text:p text:style-name="P1"><draw:frame draw:style-name="fr1" draw:name="7" text:anchor-type="as-char" svg:width="0.847cm" svg:height="0.847cm" draw:z-index="7"><draw:image xlink:href="Pictures/100002010000002000000020CDA80965.png" xlink:type="simple" xlink:show="embed" xlink:actuate="onLoad"/></draw:frame>Makefile.in</text:p>
          </table:table-cell>
          <table:table-cell table:style-name="Tableau2.A1" office:value-type="string">
            <text:p text:style-name="P1">Fichier Makefile décrivant l'ensemble des fichiers à publier et le traitement à réaliser pour la publication</text:p>
          </table:table-cell>
        </table:table-row>
        <table:table-row>
          <table:table-cell table:style-name="Tableau2.A1" office:value-type="string">
            <text:p text:style-name="P1"><draw:frame draw:style-name="fr1" draw:name="8" text:anchor-type="as-char" svg:width="0.847cm" svg:height="0.847cm" draw:z-index="8"><draw:image xlink:href="Pictures/100002010000002000000020CDA80965.png" xlink:type="simple" xlink:show="embed" xlink:actuate="onLoad"/></draw:frame>Pubrule</text:p>
          </table:table-cell>
          <table:table-cell table:style-name="Tableau2.A1" office:value-type="string">
            <text:p text:style-name="P1">Fichier de règles générales sur lesquels les Makefiles s'appuient.</text:p>
          </table:table-cell>
        </table:table-row>
        <table:table-row>
          <table:table-cell table:style-name="Tableau2.A1" office:value-type="string">
            <text:p text:style-name="P1"><draw:frame draw:style-name="fr1" draw:name="9" text:anchor-type="as-char" svg:width="0.847cm" svg:height="0.847cm" draw:z-index="9"><draw:image xlink:href="Pictures/100002010000002000000020A7FE3CA0.png" xlink:type="simple" xlink:show="embed" xlink:actuate="onLoad"/></draw:frame>VERSION</text:p>
          </table:table-cell>
          <table:table-cell table:style-name="Tableau2.A1" office:value-type="string">
            <text:p text:style-name="P1">Fichier contenant la version du module sous la forme X.Y.Z. X,Y et Z sont des chiffres. X est le n° de version majeure, Y celui de version intermédiaire et Z celui version mineure.</text:p>
          </table:table-cell>
        </table:table-row>
        <table:table-row>
          <table:table-cell table:style-name="Tableau2.A1" office:value-type="string">
            <text:p text:style-name="P1"><draw:frame draw:style-name="fr1" draw:name="10" text:anchor-type="as-char" svg:width="0.847cm" svg:height="0.847cm" draw:z-index="10"><draw:image xlink:href="Pictures/100002010000002000000020A7FE3CA0.png" xlink:type="simple" xlink:show="embed" xlink:actuate="onLoad"/></draw:frame>RELEASE</text:p>
          </table:table-cell>
          <table:table-cell table:style-name="Tableau2.A1" office:value-type="string">
            <text:p text:style-name="P1">Fichier contenant le n° de release. contenant un nombre positif ou zéro.</text:p>
          </table:table-cell>
        </table:table-row>
        <table:table-row>
          <table:table-cell table:style-name="Tableau2.A1" office:value-type="string">
            <text:p text:style-name="P1"><draw:frame draw:style-name="fr1" draw:name="11" text:anchor-type="as-char" svg:width="0.847cm" svg:height="0.847cm" draw:z-index="11"><draw:image xlink:href="Pictures/10000201000000200000002030C8B21A.png" xlink:type="simple" xlink:show="embed" xlink:actuate="onLoad"/></draw:frame>Families</text:p>
          </table:table-cell>
          <table:table-cell table:style-name="Tableau2.A1" office:value-type="string">
            <text:p text:style-name="P1">Fichiers ods de définitions des structures<text:line-break/>Fichiers des méthodes du document.<text:line-break/>Fichiers des templates de vues de documents<text:line-break/>Fichiers ods de définitions des profils<text:line-break/>Fichiers d'aide à la saisie</text:p>
          </table:table-cell>
        </table:table-row>
        <text:soft-page-break/>
        <table:table-row>
          <table:table-cell table:style-name="Tableau2.A1" office:value-type="string">
            <text:p text:style-name="P1"><draw:frame draw:style-name="fr1" draw:name="12" text:anchor-type="as-char" svg:width="0.847cm" svg:height="0.847cm" draw:z-index="12"><draw:image xlink:href="Pictures/10000201000000200000002030C8B21A.png" xlink:type="simple" xlink:show="embed" xlink:actuate="onLoad"/></draw:frame>Families/Views</text:p>
          </table:table-cell>
          <table:table-cell table:style-name="Tableau2.A1" office:value-type="string">
            <text:p text:style-name="P1">Fichiers des templates de vues de documents (xml/odt)</text:p>
          </table:table-cell>
        </table:table-row>
        <table:table-row>
          <table:table-cell table:style-name="Tableau2.A1" office:value-type="string">
            <text:p text:style-name="P1"><draw:frame draw:style-name="fr1" draw:name="13" text:anchor-type="as-char" svg:width="0.847cm" svg:height="0.847cm" draw:z-index="13"><draw:image xlink:href="Pictures/10000201000000200000002030C8B21A.png" xlink:type="simple" xlink:show="embed" xlink:actuate="onLoad"/></draw:frame>Families/Externals</text:p>
          </table:table-cell>
          <table:table-cell table:style-name="Tableau2.A1" office:value-type="string">
            <text:p text:style-name="P1">Fichiers d'aide à la saisie<text:line-break/>Fichier de définition des recherches spécialisées</text:p>
          </table:table-cell>
        </table:table-row>
        <table:table-row>
          <table:table-cell table:style-name="Tableau2.A1" office:value-type="string">
            <text:p text:style-name="P1"><draw:frame draw:style-name="fr1" draw:name="14" text:anchor-type="as-char" svg:width="0.847cm" svg:height="0.847cm" draw:z-index="14"><draw:image xlink:href="Pictures/10000201000000200000002030C8B21A.png" xlink:type="simple" xlink:show="embed" xlink:actuate="onLoad"/></draw:frame>Actions</text:p>
          </table:table-cell>
          <table:table-cell table:style-name="Tableau2.A1" office:value-type="string">
            <text:p text:style-name="P1">Fichiers décrivant les actions. Cela comprend les fichiers PHP pour les traitements, les fichiers templates pour les résultats des traitements</text:p>
          </table:table-cell>
        </table:table-row>
        <table:table-row>
          <table:table-cell table:style-name="Tableau2.A1" office:value-type="string">
            <text:p text:style-name="P1"><draw:frame draw:style-name="fr1" draw:name="15" text:anchor-type="as-char" svg:width="0.847cm" svg:height="0.847cm" draw:z-index="15"><draw:image xlink:href="Pictures/10000201000000200000002030C8B21A.png" xlink:type="simple" xlink:show="embed" xlink:actuate="onLoad"/></draw:frame>Actions/Zones</text:p>
          </table:table-cell>
          <table:table-cell table:style-name="Tableau2.A1" office:value-type="string">
            <text:p text:style-name="P1">Fichiers décrivant les zones. Cela comprend les fichiers PHP pour les traitements, les fichiers templates pour les résultats des traitements</text:p>
          </table:table-cell>
        </table:table-row>
        <table:table-row>
          <table:table-cell table:style-name="Tableau2.A1" office:value-type="string">
            <text:p text:style-name="P1"><draw:frame draw:style-name="fr1" draw:name="16" text:anchor-type="as-char" svg:width="0.847cm" svg:height="0.847cm" draw:z-index="16"><draw:image xlink:href="Pictures/10000201000000200000002030C8B21A.png" xlink:type="simple" xlink:show="embed" xlink:actuate="onLoad"/></draw:frame>Scripts</text:p>
          </table:table-cell>
          <table:table-cell table:style-name="Tableau2.A1" office:value-type="string">
            <text:p text:style-name="P1">Fichiers PHP pouvant être lancé par la commande wsh. Ces fichiers définissent des traitements qui peuvent être fait par ligne de commande. Ils servent généralement à effectuer des opérations d'exploitations comme un recalcul sur en ensemble de documents ou une opération d'importation cyclique par exemple.<text:line-break/></text:p>
          </table:table-cell>
        </table:table-row>
        <table:table-row>
          <table:table-cell table:style-name="Tableau2.A1" office:value-type="string">
            <text:p text:style-name="P1"><draw:frame draw:style-name="fr1" draw:name="17" text:anchor-type="as-char" svg:width="0.847cm" svg:height="0.847cm" draw:z-index="17"><draw:image xlink:href="Pictures/10000201000000200000002030C8B21A.png" xlink:type="simple" xlink:show="embed" xlink:actuate="onLoad"/></draw:frame>Images</text:p>
          </table:table-cell>
          <table:table-cell table:style-name="Tableau2.A1" office:value-type="string">
            <text:p text:style-name="P1">Différents fichiers images (PNG/JPEG) utilisé pour les vues, les templates et les icônes de familles.</text:p>
          </table:table-cell>
        </table:table-row>
      </table:table>
      <text:h text:style-name="Heading_20_5" text:outline-level="5"><text:bookmark-start text:name="traduction"/>Traduction<text:bookmark-end text:name="traduction"/></text:h>
      <text:p text:style-name="Text_20_body">Les traductions des éléments d'interfaces et des messages se fait à l'aide de l'outil gettext. Cet outil fonctionne à l'aide de catalogue de traduction, un par langue. L'application Dynacase utilise un seul catalogue pour l'ensemble des traduction du noyau et de l'ensemble des modules. Ceci implique que les mots ou les phrases à traduire doivent être unique par module. Pour cela, il est fortement conseillé d'utiliser un préfix unique à ces mots ou phrase par module. Ainsi par exemple le clef du mot “yes” sera “app:yes” et qui sera traduit par “oui” en français et par “yes” en anglais. Les entêtes des fichiers po de votre module doivent indiquer l'utilisation de l'encodage UTF-8. Les programmes d'éditions des .po prennent en compte ces entêtes pour sauvegarder le fichier avec ce bon encodage.</text:p>
      <text:p text:style-name="Text_20_body">Pour détecter les nouveaux mots à traduire, il faut lancer la commande “make po”. Cela va ajouter les nouveaux mots à traduire et supprimer les éventuels mots qui ne sont plus référencé dans aucun des fichiers. Une fois les catalogues mis à jour vous devez ensuite effectuer les traductions. Ces fichiers doivent être éditer par des logiciels spécifiques afin d'éviter des erreurs de syntaxe. Il existe gtranslator sous gnome et kbabel sous kde.</text:p>
      <text:p text:style-name="Text_20_body">Les traductions sont remplacés littéralement dans les fichiers produit par le serveur. Il faut être particulièrement vigilant lorsque ceux-ci sont entre des double quotes ou des simple quote. En effet un texte javascript: qui sera traduit "l'automne" pourra donner lieu à une erreur de syntaxe. Il est alors préférable d'utiliser les double quote alert("[TEXT:my:the automn]")qui sont moins utilisés dans des traductions. </text:p>
      <text:h text:style-name="Heading_20_4" text:outline-level="4">Créer son espace de dévéloppement</text:h>
      <text:p text:style-name="Text_20_body">Pour créer un module dynacase, le plus simple est d'utiliser le template disponible sur le site https://github.com/Anakeen/Dynacase-module-template.</text:p>
      <text:p text:style-name="Text_20_body"/>
      <text:p text:style-name="Preformatted_20_Text">$ git clone git@github.com:Anakeen/Dynacase-module-template.git template</text:p>
      <text:p text:style-name="Preformatted_20_Text"><text:soft-page-break/></text:p>
      <text:p text:style-name="Preformatted_20_Text">Cloning into template... </text:p>
      <text:p text:style-name="Preformatted_20_Text">remote: Counting objects: <text:span text:style-name="number_5f_bash">89</text:span>, done. </text:p>
      <text:p text:style-name="Preformatted_20_Text">remote: Compressing objects: <text:span text:style-name="number_5f_bash">100</text:span>% (<text:span text:style-name="number_5f_bash">42</text:span>/<text:span text:style-name="number_5f_bash">42</text:span>), done. </text:p>
      <text:p text:style-name="Preformatted_20_Text">remote: Total <text:span text:style-name="number_5f_bash">89</text:span> (delta <text:span text:style-name="number_5f_bash">43</text:span>), reused <text:span text:style-name="number_5f_bash">87</text:span> (delta <text:span text:style-name="number_5f_bash">41</text:span>) </text:p>
      <text:p text:style-name="Preformatted_20_Text">Receiving objects: 100% (89/89), 25.00 KiB, done. </text:p>
      <text:p text:style-name="Preformatted_20_Text">Resolving deltas: 100% (43/43), done. </text:p>
      <text:p text:style-name="Preformatted_20_Text"/>
      <text:p text:style-name="Preformatted_20_Text">$ cd template</text:p>
      <text:p text:style-name="Preformatted_20_Text">$ <text:s/>./create_application.bash <text:span text:style-name="regexp4_5f_bash">-a</text:span> TEST <text:span text:style-name="regexp4_5f_bash">-m</text:span> module-test <text:span text:style-name="regexp4_5f_bash">-o</text:span> ~/Bureau/Test </text:p>
      <text:p text:style-name="Preformatted_20_Text">Application name: TEST </text:p>
      <text:p text:style-name="Preformatted_20_Text">Module name: module-test </text:p>
      <text:p text:style-name="Preformatted_20_Text">Output directory: /home/eric/Bureau/Test </text:p>
      <text:p text:style-name="Preformatted_20_Text"/>
      <text:p text:style-name="Text_20_body">Avec cette suite de commande nous avons un environnement de développement constitué avec un module "module-test" et une application TEST.</text:p>
      <text:h text:style-name="Heading_20_4" text:outline-level="4"><text:bookmark-start text:name="parametrage_et_developpement_dynacase"/>Paramétrage et développement Dynacase<text:bookmark-end text:name="parametrage_et_developpement_dynacase"/></text:h>
      <text:h text:style-name="Heading_20_5" text:outline-level="5"><text:bookmark-start text:name="les_familles"/>Les familles<text:bookmark-end text:name="les_familles"/></text:h>
      <text:h text:style-name="Heading_20_6" text:outline-level="6"><text:bookmark-start text:name="ods"/>ODS<text:bookmark-end text:name="ods"/></text:h>
      <text:p text:style-name="Text_20_body">Les fichiers de définition des structures des familles sont définis dans des fichiers ods (openDocument spreadsheat). Ils sont enregistrés dans le répertoire <text:span text:style-name="Source_20_Text">Families</text:span>. L'ensemble des familles utilisés conjointement dans un module doivent être rassemblé dans un même fichier ods. Chacune des familles occupant un onglet du fichier. Il est possible d'avoir plusieurs fichiers si vous avez des groupes de familles qui sont faiblement liés. Ces fichiers de structures doivent être référencé dans le fichier de post-traitement info.xml.in dans la section update : </text:p>
      <text:p text:style-name="Preformatted_20_Text">&lt;post-upgrade&gt;<text:line-break/> &lt;process command="programs/pre_migration MYMODULE" /&gt;<text:line-break/> <text:line-break/> &lt;process command="./wsh.php --api=freedom_import --file=./MYMODULE/my_family.ods"&gt;<text:line-break/> &lt;label lang="en"&gt;Importing Testing Families&lt;/label&gt;<text:line-break/> &lt;/process&gt; <text:line-break/> &lt;process command="programs/post_migration MYMODULE" /&gt;<text:line-break/> &lt;process command="programs/update_catalog" /&gt;<text:line-break/> &lt;/post-upgrade&gt;<text:line-break/></text:p>
      <text:p text:style-name="Text_20_body">Les fichiers ods étant publié à la racine de votre module, il faut alors indiquer le chemin d'accès aux fichiers ods du serveur (il n'y a pas de répertoire <text:span text:style-name="Source_20_Text">Families</text:span> comme dans vos sources). Les noms des familles (les noms internes pas les libellés) choisis doivent être préfixé par un trigramme unique lié à votre module. Exemple : 'MYM_ANIMAL' ou 'MYM_CAKE'.</text:p>
      <text:h text:style-name="Heading_20_6" text:outline-level="6"><text:bookmark-start text:name="methode"/>Méthode<text:bookmark-end text:name="methode"/></text:h>
      <text:p text:style-name="Text_20_body">Les fichiers “méthodes” permettant de modifier le comportement des documents ou d'ajouter des fonctionnalités sont préfixés par <text:span text:style-name="Source_20_Text">Method.</text:span> suivi par le nom de votre famille. Exemple : <text:span text:style-name="Source_20_Text">Method.mym_animal.php</text:span>. Les fichiers Méthode étant publiés dans un répertoire unique il est primordial d'avoir un nom non utilisé dans d'autres modules. Les fichiers méthodes se trouvent dans le même répertoire que les fichiers ods de structure de famille.</text:p>
      <text:h text:style-name="Heading_20_6" text:outline-level="6"><text:bookmark-start text:name="vues_et_template"/><text:soft-page-break/>Vues et template<text:bookmark-end text:name="vues_et_template"/></text:h>
      <text:p text:style-name="Text_20_body">Les vues spécifiques<text:note text:id="ftn1" text:note-class="footnote"><text:note-citation>2</text:note-citation><text:note-body><text:p text:style-name="Footnote">Voir paragraphe Vue et édition particulière</text:p></text:note-body></text:note> (.html/.xml/.ods) de documents doivent être enregistrées dans le répertoire Families/Views. </text:p>
      <text:h text:style-name="Heading_20_4" text:outline-level="4"><text:bookmark-start text:name="publication"/>Publication<text:bookmark-end text:name="publication"/></text:h>
      <text:h text:style-name="Heading_20_5" text:outline-level="5"><text:bookmark-start text:name="mise_au_point"/>Mise au point<text:bookmark-end text:name="mise_au_point"/></text:h>
      <text:p text:style-name="Text_20_body">Afin de valider votre module et faire de la mise au point, il est nécessaire d'avoir installé Dynacase localement sur votre machine de développement. Si vous ne pouvez pas installer Dynacase sur votre machine, vous pouvez aussi installer Dynacase sur une autre machine (virtuelle ou non). Dans le cas d'une installation sur une machine externe, vous devrez effectuer un point de montage nfs (en lecture/écriture) sur le répertoire d'installation de Dynacase. </text:p>
      <text:h text:style-name="Heading_20_6" text:outline-level="6"><text:bookmark-start text:name="initialisation"/>Initialisation<text:bookmark-end text:name="initialisation"/></text:h>
      <text:p text:style-name="Text_20_body">à faire la première fois ou lorsque le répertoire de destination change </text:p>
      <text:p text:style-name="Preformatted_20_Text"/>
      <text:p text:style-name="Preformatted_20_Text">$ cd /home/eric/Bureau/Test</text:p>
      <text:p text:style-name="Preformatted_20_Text">$ <text:span text:style-name="T1">./deploy-package.sh </text:span></text:p>
      <text:p text:style-name="Preformatted_20_Text">/home/eric/Bureau/Test/deploy-package.config does not exists. it will be created. </text:p>
      <text:p text:style-name="Preformatted_20_Text">please specify wiff directory path [] /var/www/wiff/ </text:p>
      <text:p text:style-name="Preformatted_20_Text">[sudo] password for eric: </text:p>
      <text:p text:style-name="Preformatted_20_Text">--- Contextes disponibles --- </text:p>
      <text:p text:style-name="Preformatted_20_Text"><text:tab/>[0] Test 3.0 </text:p>
      <text:p text:style-name="Preformatted_20_Text"><text:tab/>[1] Test 3.1 </text:p>
      <text:p text:style-name="Preformatted_20_Text"><text:tab/>[2] Tmp </text:p>
      <text:p text:style-name="Preformatted_20_Text">Dans quel contexte souhaitez-vous publier? [] 62</text:p>
      <text:p text:style-name="Preformatted_20_Text">searching if module-test is installed (from module-test-0.1.0-0) </text:p>
      <text:p text:style-name="Preformatted_20_Text">module-test not detected. </text:p>
      <text:p text:style-name="Preformatted_20_Text"><text:tab/> INSTALLATION with /tmp/tmp.mK9y73lDgT/module-test-0.1.0-0.webinst </text:p>
      <text:p text:style-name="Preformatted_20_Text"/>
      <text:p text:style-name="Preformatted_20_Text">Processing module 'module-test' (0.1.0-0) for install. </text:p>
      <text:p text:style-name="Preformatted_20_Text">Module 'module-test-0.1.0-0' is already downloaded in '/tmp/module-test-0.1.0-0.webinst7y2xXh'. </text:p>
      <text:p text:style-name="Preformatted_20_Text">Doing 'pre-install' of module 'module-test'. </text:p>
      <text:p text:style-name="Preformatted_20_Text">Doing 'unpack' of module 'module-test'. </text:p>
      <text:p text:style-name="Preformatted_20_Text">Unpacking module 'module-test'... [OK] </text:p>
      <text:p text:style-name="Preformatted_20_Text">Doing 'post-install' of module 'module-test'. </text:p>
      <text:p text:style-name="Preformatted_20_Text">Running 'Process programs/record_application TEST'... [OK] </text:p>
      <text:p text:style-name="Preformatted_20_Text">Running 'Process programs/update_catalog'... [OK] </text:p>
      <text:p text:style-name="Preformatted_20_Text">Doing 'purge-unreferenced-parameters-value' of module 'module-test'. </text:p>
      <text:p text:style-name="Preformatted_20_Text">Purging unreferenced parameters value...[OK] </text:p>
      <text:p text:style-name="Preformatted_20_Text"/>
      <text:p text:style-name="Preformatted_20_Text">Done. </text:p>
      <text:p text:style-name="Preformatted_20_Text"/>
      <text:p text:style-name="Preformatted_20_Text"><text:s/>the script ended with success. </text:p>
      <text:p text:style-name="Text_20_body"><text:line-break/>Ce script réalise le déploiement de votre module à travers dynacase-control. Il réalise tous les traitements indiqués dans le fichier "info.xml.in", notamment les parties <text:s/>Installation et Upgrade.</text:p>
      <text:h text:style-name="Heading_20_6" text:outline-level="6"><text:bookmark-start text:name="publication1"/><text:soft-page-break/>Publication<text:bookmark-end text:name="publication1"/></text:h>
      <text:p text:style-name="Text_20_body">Pour relancer un déploiement en gardant les derniers paramètres enregistré il suffit d'ajouter l'option -y" au programme.</text:p>
      <text:p text:style-name="Preformatted_20_Text">$ <text:span text:style-name="T1">./deploy-package.sh -y</text:span></text:p>
      <text:h text:style-name="Heading_20_6" text:outline-level="6"><text:bookmark-start text:name="mise_a_jour_des_catalogues_de_traduction"/>Mise à jour des catalogues de traduction<text:bookmark-end text:name="mise_a_jour_des_catalogues_de_traduction"/></text:h>
      <text:p text:style-name="Text_20_body">Lorsque vous avez mis à jour vos fichiers .po<text:note text:id="ftn0" text:note-class="footnote"><text:note-citation>3</text:note-citation><text:note-body><text:p text:style-name="Footnote">Voir paragraphe "Localisation"</text:p></text:note-body></text:note> avec la commande "make po". Il suffit de déployer le module. Le déploiement mettra à jour les catalogues.</text:p>
      <text:h text:style-name="Heading_20_6" text:outline-level="6"><text:bookmark-start text:name="mise_a_jour_des_familles"/>Mise à jour des familles<text:bookmark-end text:name="mise_a_jour_des_familles"/></text:h>
      <text:p text:style-name="Text_20_body">Lors que vous effectuez une modification de la structure d'une famille (fichier ods) ou d'un fichier méthode, il est nécessaire de relancer le déploiement.</text:p>
      <text:p text:style-name="Text_20_body">Si votre fichier de description est décrit dans la partie post-update de info.xml.in alors les modification seront prises en compte lors de déploiement.</text:p>
      <text:p text:style-name="Text_20_body">Extrait du info.xml.in :</text:p>
      <text:p text:style-name="Preformatted_20_Text"><text:s text:c="2"/>&lt;post-upgrade&gt;</text:p>
      <text:p text:style-name="Preformatted_20_Text"><text:s text:c="4"/>&lt;process <text:span text:style-name="regexp0_5f_xml">command=</text:span><text:span text:style-name="string_5f_xml">"programs/record_application @APPNAME@"</text:span> /&gt;</text:p>
      <text:p text:style-name="Preformatted_20_Text"><text:s text:c="4"/>&lt;process <text:span text:style-name="regexp0_5f_xml">command=</text:span><text:span text:style-name="string_5f_xml">"programs/update_catalog"</text:span> /&gt; <text:s/></text:p>
      <text:p text:style-name="Preformatted_20_Text"><text:s text:c="4"/>&lt;process <text:span text:style-name="regexp0_5f_xml">command=</text:span><text:span text:style-name="string_5f_xml">"./wsh.php --api=importDocuments --reinitattr=no --file=./@APPNAME@/test-families.ods"</text:span>&gt;</text:p>
      <text:p text:style-name="Preformatted_20_Text"><text:s text:c="8"/>&lt;label <text:span text:style-name="regexp0_5f_xml">lang=</text:span><text:span text:style-name="string_5f_xml">"en"</text:span>&gt;Update test families&lt;/label&gt;</text:p>
      <text:p text:style-name="Preformatted_20_Text"><text:s text:c="4"/>&lt;/process&gt;</text:p>
      <text:p text:style-name="Preformatted_20_Text"><text:s text:c="2"/>&lt;/post-upgrade&gt;</text:p>
      <text:p text:style-name="Text_20_body"/>
      <text:h text:style-name="Heading_20_5" text:outline-level="5"><text:bookmark-start text:name="empaquetage"/>Empaquetage<text:bookmark-end text:name="empaquetage"/></text:h>
      <text:p text:style-name="Text_20_body">Pour installer le module en production ou dans sur un autre serveur, il est nécessaire de produire un fichier de type “webinst” pour que dynacase-control le prennent en compte. Pour fabriquer un fichier webinst, il faut au préalable s'assurer que tous ces fichiers sont enregistrés en configuration. Il est important de modifier la partie “changelog” du fichier info.xml.in pour notifier à l'installateur la nature des modifications apportées.</text:p>
      <text:p text:style-name="Text_20_body">Ensuite il faut “tagguer” la configuration avec la version. Ensuite vous pouvez effectuer la commande “make webinst” pour générer le fichier webinst. Ce fichier est créé avec le nom du module donné lors de l'initialisation.</text:p>
      <text:p text:style-name="Text_20_body">Sur votre serveur, à l'aide de dynacase-control, vous pouvez maintenant installer ou mettre à jour votre module en téléchargeant votre fichier webinst..</text:p>
      <text:p text:style-name="Text_20_body">Si votre serveur dynacase-control est local, vous pouvez utiliser dynacase-control en mode de commande shell pour réaliser votre mise à jour. </text:p>
      <text:p text:style-name="Preformatted_20_Text">make webinst<text:line-break/>sudo /var/www/dynacase-control/wiff <text:s/>context Dév module upgrade mymodule-0.1.0.webinst<text:line-break/></text:p>
      <text:h text:style-name="Heading_20_4" text:outline-level="4"><text:bookmark-start text:name="cree_son_propre_depot_de_paquets"/>Créer son propre dépôt de paquets<text:bookmark-end text:name="cree_son_propre_depot_de_paquets"/></text:h>
      <text:p text:style-name="Text_20_body">Pour le déploiement de vos paquets sur plusieurs machines, vous pouvez créé votre propre dépôt de paquets, et déclarer celui-ci dans Dynacase-control des machines que vous gérez.</text:p>
      <text:p text:style-name="Text_20_body"><text:soft-page-break/>Un dépôt de paquet est donc un répertoire accessible par FTP ou HTTP, qui contient les paquets de vos modules et un fichier d'index `<text:span text:style-name="Source_20_Text">content.xml</text:span>'. Cet index est généré à l'aide de l'outil <text:a xlink:type="simple" xlink:href="http://cvs.dynacase.org/~checkout~/anakeen/devtools/mkwebinstrepo?content-type=test%2Fplain">mkwebinstrepo</text:a>, qui va recenser les modules présents dans le répertoire.</text:p>
      <text:h text:style-name="Heading_20_5" text:outline-level="5"><text:bookmark-start text:name="exemple_de_creation_de_depot"/>Exemple de création de dépôt<text:bookmark-end text:name="exemple_de_creation_de_depot"/></text:h>
      <text:list xml:id="list307767430" text:style-name="List_20_1">
        <text:list-item>
          <text:p text:style-name="P2">Créer le répertoire de votre dépôt</text:p>
        </text:list-item>
      </text:list>
      <text:p text:style-name="Preformatted_20_Text"># mkdir /var/www/my-repo</text:p>
      <text:list xml:id="list659251495" text:style-name="List_20_1">
        <text:list-item>
          <text:p text:style-name="P2">Copier les paquets de vos modules au format <text:span text:style-name="Emphasis">webinst</text:span> dans ce répertoire</text:p>
        </text:list-item>
      </text:list>
      <text:p text:style-name="Preformatted_20_Text"># cp *.webinst /var/www/my-repo/</text:p>
      <text:list xml:id="list931824691" text:style-name="List_20_1">
        <text:list-item>
          <text:p text:style-name="P2">Générer l'index `<text:span text:style-name="Source_20_Text">content.xml</text:span>' à l'aide de l'outil <text:a xlink:type="simple" xlink:href="http://cvs.dynacase.org/~checkout~/anakeen/devtools/mkwebinstrepo?content-type=test%2Fplain">mkwebinstrepo</text:a> :</text:p>
        </text:list-item>
      </text:list>
      <text:p text:style-name="Preformatted_20_Text"># mkwebinstrepo /var/www/my-repo<text:line-break/># cat /var/www/my-repo/content.xml</text:p>
      <text:h text:style-name="Heading_20_5" text:outline-level="5"><text:bookmark-start text:name="utilisation_du_depot"/>Utilisation du dépôt<text:bookmark-end text:name="utilisation_du_depot"/></text:h>
      <text:p text:style-name="Text_20_body">Lorsque votre dépôt est créé, vous pouvez déclarer celui-ci sur votre Dynacase-control : </text:p>
      <table:table table:name="Tableau3" table:style-name="Tableau3">
        <table:table-column table:style-name="Tableau3.A" table:number-columns-repeated="4"/>
        <table:table-column table:style-name="Tableau3.E"/>
        <table:table-row>
          <table:table-cell table:style-name="Tableau3.A1" office:value-type="string">
            <text:p text:style-name="Table_20_Heading">Name </text:p>
          </table:table-cell>
          <table:table-cell table:style-name="Tableau3.A1" office:value-type="string">
            <text:p text:style-name="Table_20_Heading">Description </text:p>
          </table:table-cell>
          <table:table-cell table:style-name="Tableau3.A1" office:value-type="string">
            <text:p text:style-name="Table_20_Heading">Protocol </text:p>
          </table:table-cell>
          <table:table-cell table:style-name="Tableau3.A1" office:value-type="string">
            <text:p text:style-name="Table_20_Heading">Host </text:p>
          </table:table-cell>
          <table:table-cell table:style-name="Tableau3.A1" office:value-type="string">
            <text:p text:style-name="Table_20_Heading">Path </text:p>
          </table:table-cell>
        </table:table-row>
        <table:table-row>
          <table:table-cell table:style-name="Tableau3.A1" office:value-type="string">
            <text:p text:style-name="P1"><text:span text:style-name="Source_20_Text">my-repo</text:span> </text:p>
          </table:table-cell>
          <table:table-cell table:style-name="Tableau3.A1" office:value-type="string">
            <text:p text:style-name="P1"><text:span text:style-name="Source_20_Text">Mon dépôt</text:span> </text:p>
          </table:table-cell>
          <table:table-cell table:style-name="Tableau3.A1" office:value-type="string">
            <text:p text:style-name="P1"><text:span text:style-name="Source_20_Text">http</text:span> </text:p>
          </table:table-cell>
          <table:table-cell table:style-name="Tableau3.A1" office:value-type="string">
            <text:p text:style-name="P1"><text:span text:style-name="Source_20_Text">www.example.net</text:span> </text:p>
          </table:table-cell>
          <table:table-cell table:style-name="Tableau3.A1" office:value-type="string">
            <text:p text:style-name="P1"><text:span text:style-name="Source_20_Text">/</text:span>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fo:language="fr" fo:country="FR"/>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regexp4_5f_bash" style:display-name="regexp4_bash" style:family="text">
      <style:text-properties fo:color="#660033" fo:font-style="normal" fo:font-weight="normal"/>
    </style:style>
    <style:style style:name="number_5f_bash" style:display-name="number_bash" style:family="text">
      <style:text-properties fo:color="#000000"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ymbol0_5f_php" style:display-name="symbol0_php" style:family="text">
      <style:text-properties fo:font-style="normal"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dc:date>2011-07-28T10:49:46</dc:date>
    <dc:creator>Eric Brison</dc:creator>
    <meta:editing-duration>PT1H22M27S</meta:editing-duration>
    <meta:editing-cycles>16</meta:editing-cycles>
    <meta:document-statistic meta:table-count="3" meta:image-count="18" meta:object-count="0" meta:page-count="8" meta:paragraph-count="183" meta:word-count="2566" meta:character-count="17796"/>
  </office:meta>
</office:document-meta>
</file>